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t Name</text:p>
          </table:table-cell>
          <table:table-cell office:value-type="string" calcext:value-type="string">
            <text:p>N (orbits/day)</text:p>
          </table:table-cell>
          <table:table-cell office:value-type="string" calcext:value-type="string">
            <text:p>1 orbit time (h)</text:p>
          </table:table-cell>
          <table:table-cell office:value-type="string" calcext:value-type="string">
            <text:p>2 orbit time (h)</text:p>
          </table:table-cell>
          <table:table-cell office:value-type="string" calcext:value-type="string">
            <text:p>2 orbit time (mins)</text:p>
          </table:table-cell>
        </table:table-row>
        <table:table-row table:style-name="ro1">
          <table:table-cell office:value-type="string" calcext:value-type="string">
            <text:p>TERRASARX</text:p>
          </table:table-cell>
          <table:table-cell office:value-type="float" office:value="15.1915880194827" calcext:value-type="float">
            <text:p>15.1915880194827</text:p>
          </table:table-cell>
          <table:table-cell table:formula="of:=24/[.B2]" office:value-type="float" office:value="1.57982167296933" calcext:value-type="float">
            <text:p>1.57982167296933</text:p>
          </table:table-cell>
          <table:table-cell table:formula="of:=2*[.C2]" office:value-type="float" office:value="3.15964334593865" calcext:value-type="float">
            <text:p>3.15964334593865</text:p>
          </table:table-cell>
          <table:table-cell table:formula="of:=60*[.D2]" office:value-type="float" office:value="189.578600756319" calcext:value-type="float">
            <text:p>189.578600756319</text:p>
          </table:table-cell>
        </table:table-row>
        <table:table-row table:style-name="ro1">
          <table:table-cell office:value-type="string" calcext:value-type="string">
            <text:p>TANDEMX</text:p>
          </table:table-cell>
          <table:table-cell office:value-type="float" office:value="15.1915890778102" calcext:value-type="float">
            <text:p>15.1915890778102</text:p>
          </table:table-cell>
          <table:table-cell table:formula="of:=24/[.B3]" office:value-type="float" office:value="1.57982156291049" calcext:value-type="float">
            <text:p>1.57982156291049</text:p>
          </table:table-cell>
          <table:table-cell table:formula="of:=2*[.C3]" office:value-type="float" office:value="3.15964312582097" calcext:value-type="float">
            <text:p>3.15964312582097</text:p>
          </table:table-cell>
          <table:table-cell table:formula="of:=60*[.D3]" office:value-type="float" office:value="189.578587549258" calcext:value-type="float">
            <text:p>189.578587549258</text:p>
          </table:table-cell>
        </table:table-row>
        <table:table-row table:style-name="ro1">
          <table:table-cell office:value-type="string" calcext:value-type="string">
            <text:p>VRSS2</text:p>
          </table:table-cell>
          <table:table-cell office:value-type="float" office:value="14.7861391736564" calcext:value-type="float">
            <text:p>14.7861391736564</text:p>
          </table:table-cell>
          <table:table-cell table:formula="of:=24/[.B4]" office:value-type="float" office:value="1.62314176257446" calcext:value-type="float">
            <text:p>1.62314176257446</text:p>
          </table:table-cell>
          <table:table-cell table:formula="of:=2*[.C4]" office:value-type="float" office:value="3.24628352514892" calcext:value-type="float">
            <text:p>3.24628352514892</text:p>
          </table:table-cell>
          <table:table-cell table:formula="of:=60*[.D4]" office:value-type="float" office:value="194.777011508935" calcext:value-type="float">
            <text:p>194.777011508935</text:p>
          </table:table-cell>
        </table:table-row>
        <table:table-row table:style-name="ro1">
          <table:table-cell office:value-type="string" calcext:value-type="string">
            <text:p>CARTOSAT2A</text:p>
          </table:table-cell>
          <table:table-cell office:value-type="float" office:value="14.7866341087618" calcext:value-type="float">
            <text:p>14.7866341087618</text:p>
          </table:table-cell>
          <table:table-cell table:formula="of:=24/[.B5]" office:value-type="float" office:value="1.62308743311494" calcext:value-type="float">
            <text:p>1.62308743311494</text:p>
          </table:table-cell>
          <table:table-cell table:formula="of:=2*[.C5]" office:value-type="float" office:value="3.24617486622988" calcext:value-type="float">
            <text:p>3.24617486622988</text:p>
          </table:table-cell>
          <table:table-cell table:formula="of:=60*[.D5]" office:value-type="float" office:value="194.770491973793" calcext:value-type="float">
            <text:p>194.770491973793</text:p>
          </table:table-cell>
        </table:table-row>
        <table:table-row table:style-name="ro1">
          <table:table-cell office:value-type="string" calcext:value-type="string">
            <text:p>KANOPUSV6</text:p>
          </table:table-cell>
          <table:table-cell office:value-type="float" office:value="15.2574699030703" calcext:value-type="float">
            <text:p>15.2574699030703</text:p>
          </table:table-cell>
          <table:table-cell table:formula="of:=24/[.B6]" office:value-type="float" office:value="1.57299998967525" calcext:value-type="float">
            <text:p>1.57299998967525</text:p>
          </table:table-cell>
          <table:table-cell table:formula="of:=2*[.C6]" office:value-type="float" office:value="3.14599997935051" calcext:value-type="float">
            <text:p>3.14599997935051</text:p>
          </table:table-cell>
          <table:table-cell table:formula="of:=60*[.D6]" office:value-type="float" office:value="188.75999876103" calcext:value-type="float">
            <text:p>188.75999876103</text:p>
          </table:table-cell>
        </table:table-row>
        <table:table-row table:style-name="ro1">
          <table:table-cell office:value-type="string" calcext:value-type="string">
            <text:p>KANOPUSV5</text:p>
          </table:table-cell>
          <table:table-cell office:value-type="float" office:value="15.2212226430699" calcext:value-type="float">
            <text:p>15.2212226430699</text:p>
          </table:table-cell>
          <table:table-cell table:formula="of:=24/[.B7]" office:value-type="float" office:value="1.57674587401998" calcext:value-type="float">
            <text:p>1.57674587401998</text:p>
          </table:table-cell>
          <table:table-cell table:formula="of:=2*[.C7]" office:value-type="float" office:value="3.15349174803996" calcext:value-type="float">
            <text:p>3.15349174803996</text:p>
          </table:table-cell>
          <table:table-cell table:formula="of:=60*[.D7]" office:value-type="float" office:value="189.209504882398" calcext:value-type="float">
            <text:p>189.209504882398</text:p>
          </table:table-cell>
        </table:table-row>
        <table:table-row table:style-name="ro1">
          <table:table-cell office:value-type="string" calcext:value-type="string">
            <text:p>JILIN104</text:p>
          </table:table-cell>
          <table:table-cell office:value-type="float" office:value="15.2131587336786" calcext:value-type="float">
            <text:p>15.2131587336786</text:p>
          </table:table-cell>
          <table:table-cell table:formula="of:=24/[.B8]" office:value-type="float" office:value="1.57758164626714" calcext:value-type="float">
            <text:p>1.57758164626714</text:p>
          </table:table-cell>
          <table:table-cell table:formula="of:=2*[.C8]" office:value-type="float" office:value="3.15516329253428" calcext:value-type="float">
            <text:p>3.15516329253428</text:p>
          </table:table-cell>
          <table:table-cell table:formula="of:=60*[.D8]" office:value-type="float" office:value="189.309797552057" calcext:value-type="float">
            <text:p>189.309797552057</text:p>
          </table:table-cell>
        </table:table-row>
        <table:table-row table:style-name="ro1">
          <table:table-cell office:value-type="string" calcext:value-type="string">
            <text:p>JILIN106</text:p>
          </table:table-cell>
          <table:table-cell office:value-type="float" office:value="15.1839336536777" calcext:value-type="float">
            <text:p>15.1839336536777</text:p>
          </table:table-cell>
          <table:table-cell table:formula="of:=24/[.B9]" office:value-type="float" office:value="1.5806180761457" calcext:value-type="float">
            <text:p>1.5806180761457</text:p>
          </table:table-cell>
          <table:table-cell table:formula="of:=2*[.C9]" office:value-type="float" office:value="3.1612361522914" calcext:value-type="float">
            <text:p>3.1612361522914</text:p>
          </table:table-cell>
          <table:table-cell table:formula="of:=60*[.D9]" office:value-type="float" office:value="189.674169137484" calcext:value-type="float">
            <text:p>189.674169137484</text:p>
          </table:table-cell>
        </table:table-row>
        <table:table-row table:style-name="ro1">
          <table:table-cell office:value-type="string" calcext:value-type="string">
            <text:p>WORLDVIEW2WV2</text:p>
          </table:table-cell>
          <table:table-cell office:value-type="float" office:value="14.3683570377593" calcext:value-type="float">
            <text:p>14.3683570377593</text:p>
          </table:table-cell>
          <table:table-cell table:formula="of:=24/[.B10]" office:value-type="float" office:value="1.67033711209495" calcext:value-type="float">
            <text:p>1.67033711209495</text:p>
          </table:table-cell>
          <table:table-cell table:formula="of:=2*[.C10]" office:value-type="float" office:value="3.34067422418991" calcext:value-type="float">
            <text:p>3.34067422418991</text:p>
          </table:table-cell>
          <table:table-cell table:formula="of:=60*[.D10]" office:value-type="float" office:value="200.440453451395" calcext:value-type="float">
            <text:p>200.440453451395</text:p>
          </table:table-cell>
        </table:table-row>
        <table:table-row table:style-name="ro1">
          <table:table-cell office:value-type="string" calcext:value-type="string">
            <text:p>CBERS4</text:p>
          </table:table-cell>
          <table:table-cell office:value-type="float" office:value="14.3550714450426" calcext:value-type="float">
            <text:p>14.3550714450426</text:p>
          </table:table-cell>
          <table:table-cell table:formula="of:=24/[.B11]" office:value-type="float" office:value="1.67188300607784" calcext:value-type="float">
            <text:p>1.67188300607784</text:p>
          </table:table-cell>
          <table:table-cell table:formula="of:=2*[.C11]" office:value-type="float" office:value="3.34376601215567" calcext:value-type="float">
            <text:p>3.34376601215567</text:p>
          </table:table-cell>
          <table:table-cell table:formula="of:=60*[.D11]" office:value-type="float" office:value="200.62596072934" calcext:value-type="float">
            <text:p>200.62596072934</text:p>
          </table:table-cell>
        </table:table-row>
        <table:table-row table:style-name="ro1">
          <table:table-cell office:value-type="string" calcext:value-type="string">
            <text:p>GAOFEN1</text:p>
          </table:table-cell>
          <table:table-cell office:value-type="float" office:value="14.7649500560572" calcext:value-type="float">
            <text:p>14.7649500560572</text:p>
          </table:table-cell>
          <table:table-cell table:formula="of:=24/[.B12]" office:value-type="float" office:value="1.62547112647727" calcext:value-type="float">
            <text:p>1.62547112647727</text:p>
          </table:table-cell>
          <table:table-cell table:formula="of:=2*[.C12]" office:value-type="float" office:value="3.25094225295455" calcext:value-type="float">
            <text:p>3.25094225295455</text:p>
          </table:table-cell>
          <table:table-cell table:formula="of:=60*[.D12]" office:value-type="float" office:value="195.056535177273" calcext:value-type="float">
            <text:p>195.056535177273</text:p>
          </table:table-cell>
        </table:table-row>
        <table:table-row table:style-name="ro1">
          <table:table-cell office:value-type="string" calcext:value-type="string">
            <text:p>GEOEYE1</text:p>
          </table:table-cell>
          <table:table-cell office:value-type="float" office:value="14.6466271984845" calcext:value-type="float">
            <text:p>14.6466271984845</text:p>
          </table:table-cell>
          <table:table-cell table:formula="of:=24/[.B13]" office:value-type="float" office:value="1.63860250382309" calcext:value-type="float">
            <text:p>1.63860250382309</text:p>
          </table:table-cell>
          <table:table-cell table:formula="of:=2*[.C13]" office:value-type="float" office:value="3.27720500764618" calcext:value-type="float">
            <text:p>3.27720500764618</text:p>
          </table:table-cell>
          <table:table-cell table:formula="of:=60*[.D13]" office:value-type="float" office:value="196.632300458771" calcext:value-type="float">
            <text:p>196.632300458771</text:p>
          </table:table-cell>
        </table:table-row>
        <table:table-row table:style-name="ro1">
          <table:table-cell office:value-type="string" calcext:value-type="string">
            <text:p>WORLDVIEW3WV3</text:p>
          </table:table-cell>
          <table:table-cell office:value-type="float" office:value="14.8522475853872" calcext:value-type="float">
            <text:p>14.8522475853872</text:p>
          </table:table-cell>
          <table:table-cell table:formula="of:=24/[.B14]" office:value-type="float" office:value="1.61591704299442" calcext:value-type="float">
            <text:p>1.61591704299442</text:p>
          </table:table-cell>
          <table:table-cell table:formula="of:=2*[.C14]" office:value-type="float" office:value="3.23183408598884" calcext:value-type="float">
            <text:p>3.23183408598884</text:p>
          </table:table-cell>
          <table:table-cell table:formula="of:=60*[.D14]" office:value-type="float" office:value="193.910045159331" calcext:value-type="float">
            <text:p>193.910045159331</text:p>
          </table:table-cell>
        </table:table-row>
        <table:table-row table:style-name="ro1">
          <table:table-cell office:value-type="string" calcext:value-type="string">
            <text:p>DUBAISAT2</text:p>
          </table:table-cell>
          <table:table-cell office:value-type="float" office:value="15.0079925058178" calcext:value-type="float">
            <text:p>15.0079925058178</text:p>
          </table:table-cell>
          <table:table-cell table:formula="of:=24/[.B15]" office:value-type="float" office:value="1.59914792006303" calcext:value-type="float">
            <text:p>1.59914792006303</text:p>
          </table:table-cell>
          <table:table-cell table:formula="of:=2*[.C15]" office:value-type="float" office:value="3.19829584012606" calcext:value-type="float">
            <text:p>3.19829584012606</text:p>
          </table:table-cell>
          <table:table-cell table:formula="of:=60*[.D15]" office:value-type="float" office:value="191.897750407563" calcext:value-type="float">
            <text:p>191.897750407563</text:p>
          </table:table-cell>
        </table:table-row>
        <table:table-row table:style-name="ro1">
          <table:table-cell office:value-type="string" calcext:value-type="string">
            <text:p>SENTINEL1A</text:p>
          </table:table-cell>
          <table:table-cell office:value-type="float" office:value="14.5919846054869" calcext:value-type="float">
            <text:p>14.5919846054869</text:p>
          </table:table-cell>
          <table:table-cell table:formula="of:=24/[.B16]" office:value-type="float" office:value="1.64473857729917" calcext:value-type="float">
            <text:p>1.64473857729917</text:p>
          </table:table-cell>
          <table:table-cell table:formula="of:=2*[.C16]" office:value-type="float" office:value="3.28947715459834" calcext:value-type="float">
            <text:p>3.28947715459834</text:p>
          </table:table-cell>
          <table:table-cell table:formula="of:=60*[.D16]" office:value-type="float" office:value="197.368629275901" calcext:value-type="float">
            <text:p>197.368629275901</text:p>
          </table:table-cell>
        </table:table-row>
        <table:table-row table:style-name="ro1">
          <table:table-cell office:value-type="string" calcext:value-type="string">
            <text:p>RADARSAT2</text:p>
          </table:table-cell>
          <table:table-cell office:value-type="float" office:value="14.2998595886673" calcext:value-type="float">
            <text:p>14.2998595886673</text:p>
          </table:table-cell>
          <table:table-cell table:formula="of:=24/[.B17]" office:value-type="float" office:value="1.67833815788094" calcext:value-type="float">
            <text:p>1.67833815788094</text:p>
          </table:table-cell>
          <table:table-cell table:formula="of:=2*[.C17]" office:value-type="float" office:value="3.35667631576188" calcext:value-type="float">
            <text:p>3.35667631576188</text:p>
          </table:table-cell>
          <table:table-cell table:formula="of:=60*[.D17]" office:value-type="float" office:value="201.400578945713" calcext:value-type="float">
            <text:p>201.400578945713</text:p>
          </table:table-cell>
        </table:table-row>
        <table:table-row table:style-name="ro1">
          <table:table-cell office:value-type="string" calcext:value-type="string">
            <text:p>GAOFEN302</text:p>
          </table:table-cell>
          <table:table-cell office:value-type="float" office:value="14.4221362714013" calcext:value-type="float">
            <text:p>14.4221362714013</text:p>
          </table:table-cell>
          <table:table-cell table:formula="of:=24/[.B18]" office:value-type="float" office:value="1.66410853068913" calcext:value-type="float">
            <text:p>1.66410853068913</text:p>
          </table:table-cell>
          <table:table-cell table:formula="of:=2*[.C18]" office:value-type="float" office:value="3.32821706137825" calcext:value-type="float">
            <text:p>3.32821706137825</text:p>
          </table:table-cell>
          <table:table-cell table:formula="of:=60*[.D18]" office:value-type="float" office:value="199.693023682695" calcext:value-type="float">
            <text:p>199.693023682695</text:p>
          </table:table-cell>
        </table:table-row>
        <table:table-row table:style-name="ro1">
          <table:table-cell office:value-type="string" calcext:value-type="string">
            <text:p>RCM2</text:p>
          </table:table-cell>
          <table:table-cell office:value-type="float" office:value="14.9258867827841" calcext:value-type="float">
            <text:p>14.9258867827841</text:p>
          </table:table-cell>
          <table:table-cell table:formula="of:=24/[.B19]" office:value-type="float" office:value="1.60794466347435" calcext:value-type="float">
            <text:p>1.60794466347435</text:p>
          </table:table-cell>
          <table:table-cell table:formula="of:=2*[.C19]" office:value-type="float" office:value="3.21588932694869" calcext:value-type="float">
            <text:p>3.21588932694869</text:p>
          </table:table-cell>
          <table:table-cell table:formula="of:=60*[.D19]" office:value-type="float" office:value="192.953359616921" calcext:value-type="float">
            <text:p>192.953359616921</text:p>
          </table:table-cell>
        </table:table-row>
        <table:table-row table:style-name="ro1">
          <table:table-cell office:value-type="string" calcext:value-type="string">
            <text:p>PLEIADES1B</text:p>
          </table:table-cell>
          <table:table-cell office:value-type="float" office:value="14.5854161761954" calcext:value-type="float">
            <text:p>14.5854161761954</text:p>
          </table:table-cell>
          <table:table-cell table:formula="of:=24/[.B20]" office:value-type="float" office:value="1.64547927258805" calcext:value-type="float">
            <text:p>1.64547927258805</text:p>
          </table:table-cell>
          <table:table-cell table:formula="of:=2*[.C20]" office:value-type="float" office:value="3.2909585451761" calcext:value-type="float">
            <text:p>3.2909585451761</text:p>
          </table:table-cell>
          <table:table-cell table:formula="of:=60*[.D20]" office:value-type="float" office:value="197.457512710566" calcext:value-type="float">
            <text:p>197.457512710566</text:p>
          </table:table-cell>
        </table:table-row>
        <table:table-row table:style-name="ro1">
          <table:table-cell office:value-type="string" calcext:value-type="string">
            <text:p>SENTINEL2B</text:p>
          </table:table-cell>
          <table:table-cell office:value-type="float" office:value="14.3081948938527" calcext:value-type="float">
            <text:p>14.3081948938527</text:p>
          </table:table-cell>
          <table:table-cell table:formula="of:=24/[.B21]" office:value-type="float" office:value="1.67736043421601" calcext:value-type="float">
            <text:p>1.67736043421601</text:p>
          </table:table-cell>
          <table:table-cell table:formula="of:=2*[.C21]" office:value-type="float" office:value="3.35472086843201" calcext:value-type="float">
            <text:p>3.35472086843201</text:p>
          </table:table-cell>
          <table:table-cell table:formula="of:=60*[.D21]" office:value-type="float" office:value="201.283252105921" calcext:value-type="float">
            <text:p>201.283252105921</text:p>
          </table:table-cell>
        </table:table-row>
        <table:table-row table:style-name="ro1">
          <table:table-cell office:value-type="string" calcext:value-type="string">
            <text:p>PLEIADES1A</text:p>
          </table:table-cell>
          <table:table-cell office:value-type="float" office:value="14.585422246707" calcext:value-type="float">
            <text:p>14.585422246707</text:p>
          </table:table-cell>
          <table:table-cell table:formula="of:=24/[.B22]" office:value-type="float" office:value="1.64547858773294" calcext:value-type="float">
            <text:p>1.64547858773294</text:p>
          </table:table-cell>
          <table:table-cell table:formula="of:=2*[.C22]" office:value-type="float" office:value="3.29095717546589" calcext:value-type="float">
            <text:p>3.29095717546589</text:p>
          </table:table-cell>
          <table:table-cell table:formula="of:=60*[.D22]" office:value-type="float" office:value="197.457430527953" calcext:value-type="float">
            <text:p>197.457430527953</text:p>
          </table:table-cell>
        </table:table-row>
        <table:table-row table:style-name="ro1">
          <table:table-cell office:value-type="string" calcext:value-type="string">
            <text:p>RCM1</text:p>
          </table:table-cell>
          <table:table-cell office:value-type="float" office:value="14.9259009127841" calcext:value-type="float">
            <text:p>14.9259009127841</text:p>
          </table:table-cell>
          <table:table-cell table:formula="of:=24/[.B23]" office:value-type="float" office:value="1.60794314127088" calcext:value-type="float">
            <text:p>1.60794314127088</text:p>
          </table:table-cell>
          <table:table-cell table:formula="of:=2*[.C23]" office:value-type="float" office:value="3.21588628254176" calcext:value-type="float">
            <text:p>3.21588628254176</text:p>
          </table:table-cell>
          <table:table-cell table:formula="of:=60*[.D23]" office:value-type="float" office:value="192.953176952506" calcext:value-type="float">
            <text:p>192.953176952506</text:p>
          </table:table-cell>
        </table:table-row>
        <table:table-row table:style-name="ro1">
          <table:table-cell office:value-type="string" calcext:value-type="string">
            <text:p>SENTINEL2A</text:p>
          </table:table-cell>
          <table:table-cell office:value-type="float" office:value="14.3081315447436" calcext:value-type="float">
            <text:p>14.3081315447436</text:p>
          </table:table-cell>
          <table:table-cell table:formula="of:=24/[.B24]" office:value-type="float" office:value="1.67736786071253" calcext:value-type="float">
            <text:p>1.67736786071253</text:p>
          </table:table-cell>
          <table:table-cell table:formula="of:=2*[.C24]" office:value-type="float" office:value="3.35473572142507" calcext:value-type="float">
            <text:p>3.35473572142507</text:p>
          </table:table-cell>
          <table:table-cell table:formula="of:=60*[.D24]" office:value-type="float" office:value="201.284143285504" calcext:value-type="float">
            <text:p>201.284143285504</text:p>
          </table:table-cell>
        </table:table-row>
        <table:table-row table:style-name="ro1">
          <table:table-cell office:value-type="string" calcext:value-type="string">
            <text:p>GAOFEN303</text:p>
          </table:table-cell>
          <table:table-cell office:value-type="float" office:value="14.4221310812069" calcext:value-type="float">
            <text:p>14.4221310812069</text:p>
          </table:table-cell>
          <table:table-cell table:formula="of:=24/[.B25]" office:value-type="float" office:value="1.66410912956365" calcext:value-type="float">
            <text:p>1.66410912956365</text:p>
          </table:table-cell>
          <table:table-cell table:formula="of:=2*[.C25]" office:value-type="float" office:value="3.3282182591273" calcext:value-type="float">
            <text:p>3.3282182591273</text:p>
          </table:table-cell>
          <table:table-cell table:formula="of:=60*[.D25]" office:value-type="float" office:value="199.693095547638" calcext:value-type="float">
            <text:p>199.693095547638</text:p>
          </table:table-cell>
        </table:table-row>
        <table:table-row table:style-name="ro1">
          <table:table-cell office:value-type="string" calcext:value-type="string">
            <text:p>RESOURCESAT2A</text:p>
          </table:table-cell>
          <table:table-cell office:value-type="float" office:value="14.2167288739556" calcext:value-type="float">
            <text:p>14.2167288739556</text:p>
          </table:table-cell>
          <table:table-cell table:formula="of:=24/[.B26]" office:value-type="float" office:value="1.68815205050206" calcext:value-type="float">
            <text:p>1.68815205050206</text:p>
          </table:table-cell>
          <table:table-cell table:formula="of:=2*[.C26]" office:value-type="float" office:value="3.37630410100412" calcext:value-type="float">
            <text:p>3.37630410100412</text:p>
          </table:table-cell>
          <table:table-cell table:formula="of:=60*[.D26]" office:value-type="float" office:value="202.578246060247" calcext:value-type="float">
            <text:p>202.578246060247</text:p>
          </table:table-cell>
        </table:table-row>
        <table:table-row table:style-name="ro1">
          <table:table-cell office:value-type="string" calcext:value-type="string">
            <text:p>RCM3</text:p>
          </table:table-cell>
          <table:table-cell office:value-type="float" office:value="14.9258550427843" calcext:value-type="float">
            <text:p>14.9258550427843</text:p>
          </table:table-cell>
          <table:table-cell table:formula="of:=24/[.B27]" office:value-type="float" office:value="1.60794808278689" calcext:value-type="float">
            <text:p>1.60794808278689</text:p>
          </table:table-cell>
          <table:table-cell table:formula="of:=2*[.C27]" office:value-type="float" office:value="3.21589616557378" calcext:value-type="float">
            <text:p>3.21589616557378</text:p>
          </table:table-cell>
          <table:table-cell table:formula="of:=60*[.D27]" office:value-type="float" office:value="192.953769934427" calcext:value-type="float">
            <text:p>192.953769934427</text:p>
          </table:table-cell>
        </table:table-row>
        <table:table-row table:style-name="ro1">
          <table:table-cell office:value-type="string" calcext:value-type="string">
            <text:p>GAOFEN30</text:p>
          </table:table-cell>
          <table:table-cell office:value-type="float" office:value="14.4221200841846" calcext:value-type="float">
            <text:p>14.4221200841846</text:p>
          </table:table-cell>
          <table:table-cell table:formula="of:=24/[.B28]" office:value-type="float" office:value="1.66411039846482" calcext:value-type="float">
            <text:p>1.66411039846482</text:p>
          </table:table-cell>
          <table:table-cell table:formula="of:=2*[.C28]" office:value-type="float" office:value="3.32822079692965" calcext:value-type="float">
            <text:p>3.32822079692965</text:p>
          </table:table-cell>
          <table:table-cell table:formula="of:=60*[.D28]" office:value-type="float" office:value="199.693247815779" calcext:value-type="float">
            <text:p>199.693247815779</text:p>
          </table:table-cell>
        </table:table-row>
        <table:table-row table:style-name="ro1">
          <table:table-cell office:value-type="string" calcext:value-type="string">
            <text:p>NOAA18</text:p>
          </table:table-cell>
          <table:table-cell office:value-type="float" office:value="14.132595659882" calcext:value-type="float">
            <text:p>14.132595659882</text:p>
          </table:table-cell>
          <table:table-cell table:formula="of:=24/[.B29]" office:value-type="float" office:value="1.69820184328406" calcext:value-type="float">
            <text:p>1.69820184328406</text:p>
          </table:table-cell>
          <table:table-cell table:formula="of:=2*[.C29]" office:value-type="float" office:value="3.39640368656813" calcext:value-type="float">
            <text:p>3.39640368656813</text:p>
          </table:table-cell>
          <table:table-cell table:formula="of:=60*[.D29]" office:value-type="float" office:value="203.784221194088" calcext:value-type="float">
            <text:p>203.784221194088</text:p>
          </table:table-cell>
        </table:table-row>
        <table:table-row table:style-name="ro1">
          <table:table-cell office:value-type="string" calcext:value-type="string">
            <text:p>CBERS4A</text:p>
          </table:table-cell>
          <table:table-cell office:value-type="float" office:value="14.8163574124817" calcext:value-type="float">
            <text:p>14.8163574124817</text:p>
          </table:table-cell>
          <table:table-cell table:formula="of:=24/[.B30]" office:value-type="float" office:value="1.61983133450748" calcext:value-type="float">
            <text:p>1.61983133450748</text:p>
          </table:table-cell>
          <table:table-cell table:formula="of:=2*[.C30]" office:value-type="float" office:value="3.23966266901495" calcext:value-type="float">
            <text:p>3.23966266901495</text:p>
          </table:table-cell>
          <table:table-cell table:formula="of:=60*[.D30]" office:value-type="float" office:value="194.379760140897" calcext:value-type="float">
            <text:p>194.379760140897</text:p>
          </table:table-cell>
        </table:table-row>
        <table:table-row table:style-name="ro1">
          <table:table-cell office:value-type="string" calcext:value-type="string">
            <text:p>LANDSAT8</text:p>
          </table:table-cell>
          <table:table-cell office:value-type="float" office:value="14.5710193360851" calcext:value-type="float">
            <text:p>14.5710193360851</text:p>
          </table:table-cell>
          <table:table-cell table:formula="of:=24/[.B31]" office:value-type="float" office:value="1.64710508211077" calcext:value-type="float">
            <text:p>1.64710508211077</text:p>
          </table:table-cell>
          <table:table-cell table:formula="of:=2*[.C31]" office:value-type="float" office:value="3.29421016422154" calcext:value-type="float">
            <text:p>3.29421016422154</text:p>
          </table:table-cell>
          <table:table-cell table:formula="of:=60*[.D31]" office:value-type="float" office:value="197.652609853292" calcext:value-type="float">
            <text:p>197.652609853292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style-name="Default" table:formula="of:=AVERAGE([.B2:.B31])" office:value-type="float" office:value="14.7095573884986" calcext:value-type="float">
            <text:p>14.7095573884986</text:p>
          </table:table-cell>
          <table:table-cell table:formula="of:=AVERAGE([.C2:.C31])" office:value-type="float" office:value="1.63244646254305" calcext:value-type="float">
            <text:p>1.63244646254305</text:p>
          </table:table-cell>
          <table:table-cell table:formula="of:=AVERAGE([.D2:.D31])" office:value-type="float" office:value="3.26489292508611" calcext:value-type="float">
            <text:p>3.26489292508611</text:p>
          </table:table-cell>
          <table:table-cell table:formula="of:=AVERAGE([.E2:.E31])" office:value-type="float" office:value="195.893575505167" calcext:value-type="float">
            <text:p>195.89357550516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Default" table:formula="of:=MIN([.B2:.B31])" office:value-type="float" office:value="14.132595659882" calcext:value-type="float">
            <text:p>14.132595659882</text:p>
          </table:table-cell>
          <table:table-cell table:formula="of:=MIN([.C2:.C31])" office:value-type="float" office:value="1.57299998967525" calcext:value-type="float">
            <text:p>1.57299998967525</text:p>
          </table:table-cell>
          <table:table-cell table:formula="of:=MIN([.D2:.D31])" office:value-type="float" office:value="3.14599997935051" calcext:value-type="float">
            <text:p>3.14599997935051</text:p>
          </table:table-cell>
          <table:table-cell table:formula="of:=MIN([.E2:.E31])" office:value-type="float" office:value="188.75999876103" calcext:value-type="float">
            <text:p>188.7599987610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Default" table:formula="of:=MAX([.B2:.B31])" office:value-type="float" office:value="15.2574699030703" calcext:value-type="float">
            <text:p>15.2574699030703</text:p>
          </table:table-cell>
          <table:table-cell table:formula="of:=MAX([.C2:.C31])" office:value-type="float" office:value="1.69820184328406" calcext:value-type="float">
            <text:p>1.69820184328406</text:p>
          </table:table-cell>
          <table:table-cell table:formula="of:=MAX([.D2:.D31])" office:value-type="float" office:value="3.39640368656813" calcext:value-type="float">
            <text:p>3.39640368656813</text:p>
          </table:table-cell>
          <table:table-cell table:formula="of:=MAX([.E2:.E31])" office:value-type="float" office:value="203.784221194088" calcext:value-type="float">
            <text:p>203.784221194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4:30:40.862368115</meta:creation-date>
    <dc:date>2024-07-22T15:55:57.083753950</dc:date>
    <meta:editing-duration>PT1H12M26S</meta:editing-duration>
    <meta:editing-cycles>2</meta:editing-cycles>
    <meta:generator>LibreOffice/7.3.7.2$Linux_X86_64 LibreOffice_project/30$Build-2</meta:generator>
    <meta:document-statistic meta:table-count="1" meta:cell-count="170" meta:object-count="0"/>
  </office:meta>
</office:document-meta>
</file>